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79a0" officeooo:paragraph-rsid="00207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lauf/Übersicht:</text:p>
      <text:p text:style-name="P1"/>
      <text:p text:style-name="P1">- Systemtheoretische Grundlagen für die Beschreibung der Reglergüte, Experiment beim Balancieren auf einer Kante, These formulieren, wie das, dass Wackeln des Würfels auf einer Ecke erklären kann / Stellgrößenproblem (Kapitel 1: Abschnitt1=Theorie Reglergüte, Abschnitt2=Experiment auf Kante, Abschnitt3=These für Umfallen)</text:p>
      <text:p text:style-name="P1"/>
      <text:p text:style-name="P1">- Lösungsansätze:</text:p>
      <text:p text:style-name="P1"><text:tab/>- H-infinity, robuste Performance ist erwünscht, vor allem auch robuste Stabilität, explizite Formulierung der Forderungen an Performance wird ermöglicht, dadurch robusteren Regler gegenüber den Störungen</text:p>
      <text:p text:style-name="P1"><text:tab/>- MPC weil explizite Beachtung der Stellgrößenbeschränkung → high-Gain Controller in der nähe der Ruhelage verbessert performan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09:16:44.112000000</meta:creation-date>
    <meta:generator>LibreOffice/5.2.7.2$Windows_x86 LibreOffice_project/2b7f1e640c46ceb28adf43ee075a6e8b8439ed10</meta:generator>
    <dc:date>2017-08-19T16:32:48.664000000</dc:date>
    <meta:editing-duration>PT7H5M24S</meta:editing-duration>
    <meta:editing-cycles>1</meta:editing-cycles>
    <meta:document-statistic meta:table-count="0" meta:image-count="0" meta:object-count="0" meta:page-count="1" meta:paragraph-count="5" meta:word-count="84" meta:character-count="692" meta:non-whitespace-character-count="611"/>
  </office:meta>
</office:document-meta>
</file>